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EntryExportContex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ExportContext.setContentLength( long content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EntryImportContex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Handler.setIntermediateSave( boolean intermediate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Handler.ZipHandler( IOManager io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ImportContext.getImpor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Handler.ZipHandler( IOManager ioManager , String collectionNodetype , String defaultNodetype , String contentNod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EntryImportContext.ZipEntryImportContext( ImportContext context , ZipEntry entry , BoundedInputStream bin , Node cont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Handler.exportData( ExportContext context , boolean isCollection , Node conten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ZipHandler.makeValidJCRPath( String label , boolean appendLeadingSlas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ZipEntryImportContext.getModific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ExportContext.setETag(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Handler.exportZipEntry( ExportContext context , ZipOutputStream zout , Node node , int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ZipHandler.canExport( ExportContext context , boolean isColl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ZipHandler.Zi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Handler.canImport( ImportContext context , boolean isColl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Handler.importData( ImportContext context , boolean isCollection , Node conten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ZipEntryExportContext.setProperty( Object propertyName , Object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Handler.importZipEntry( ZipInputStream zin , ZipEntry entry , ImportContext context ,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ZipEntryExportContext.setContentType( String mimeType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EntryExportContext.ZipEntryExportContext( Item exportRoot , OutputStream out , ExportContext context , int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ipEntryExportContext.setModificationTime( long modification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EntryExportContext.setContentLanguage( String content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EntryExportContext.setCreationTime( long crea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